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1" svg:font-family="'Arial Unicode MS'" style:font-family-generic="swiss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0bf9a7" officeooo:paragraph-rsid="000bf9a7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30303" loext:opacity="100%" style:font-name="Courier New" fo:font-size="20pt" fo:letter-spacing="normal" fo:font-style="normal" fo:font-weight="bold" officeooo:paragraph-rsid="0002a7d3" style:font-size-asian="20pt" style:font-size-complex="20pt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30303" loext:opacity="100%" style:font-name="Courier New" fo:font-size="20pt" fo:letter-spacing="normal" fo:font-style="normal" fo:font-weight="normal" officeooo:paragraph-rsid="0002a7d3" style:font-size-asian="20pt" style:font-size-complex="20pt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30303" loext:opacity="100%" style:font-name="Courier New" fo:font-size="20pt" fo:letter-spacing="normal" fo:font-style="normal" fo:font-weight="normal" officeooo:paragraph-rsid="00016213" style:font-size-asian="20pt" style:font-size-complex="20pt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30303" loext:opacity="100%" style:font-name="Courier New" fo:font-size="20pt" fo:letter-spacing="normal" fo:font-style="normal" fo:font-weight="normal" officeooo:paragraph-rsid="0003d268" style:font-size-asian="20pt" style:font-weight-asian="normal" style:font-size-complex="20pt" style:font-weight-complex="normal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30303" loext:opacity="100%" style:font-name="Courier New" fo:font-size="20pt" fo:letter-spacing="normal" fo:font-style="normal" fo:font-weight="normal" officeooo:paragraph-rsid="00044133" style:font-size-asian="20pt" style:font-weight-asian="normal" style:font-size-complex="20pt" style:font-weight-complex="normal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30303" loext:opacity="100%" style:font-name="Courier New" fo:font-size="20pt" fo:letter-spacing="normal" fo:font-style="normal" fo:font-weight="normal" officeooo:paragraph-rsid="0007c4af" style:font-size-asian="20pt" style:font-weight-asian="normal" style:font-size-complex="20pt" style:font-weight-complex="normal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40404" loext:opacity="100%" style:text-outline="false" style:font-name="Courier New" fo:font-size="20pt" fo:letter-spacing="normal" fo:font-style="normal" fo:font-weight="normal" officeooo:paragraph-rsid="0002a7d3" style:letter-kerning="false" style:font-size-asian="20pt" style:font-size-complex="20pt"/>
    </style:style>
    <style:style style:name="P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40404" loext:opacity="100%" style:text-outline="false" style:font-name="Courier New" fo:font-size="20pt" fo:letter-spacing="normal" fo:font-style="normal" fo:font-weight="normal" officeooo:paragraph-rsid="00016213" style:letter-kerning="false" style:font-size-asian="20pt" style:font-size-complex="20pt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40404" loext:opacity="100%" style:text-outline="false" style:font-name="Courier New" fo:font-size="20pt" fo:letter-spacing="normal" fo:font-style="normal" fo:font-weight="normal" officeooo:paragraph-rsid="0003d268" style:letter-kerning="false" style:font-size-asian="20pt" style:font-size-complex="20pt"/>
    </style:style>
    <style:style style:name="P1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40404" loext:opacity="100%" style:text-outline="false" style:font-name="Courier New" fo:font-size="20pt" fo:letter-spacing="normal" fo:font-style="normal" fo:font-weight="normal" officeooo:paragraph-rsid="0003d268" style:letter-kerning="false" style:font-size-asian="20pt" style:font-weight-asian="normal" style:font-size-complex="20pt" style:font-weight-complex="normal"/>
    </style:style>
    <style:style style:name="P12" style:family="paragraph" style:parent-style-name="Standard">
      <style:paragraph-properties fo:margin-left="0in" fo:margin-right="0in" fo:orphans="2" fo:widows="2" fo:text-indent="0in" style:auto-text-indent="false"/>
      <style:text-properties style:font-name="Courier New" fo:font-size="20pt" officeooo:paragraph-rsid="00016213" style:font-size-asian="20pt" style:font-size-complex="20pt"/>
    </style:style>
    <style:style style:name="P1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40404" loext:opacity="100%" style:text-outline="false" style:font-name="Courier New" fo:font-size="20pt" fo:letter-spacing="normal" fo:font-style="normal" fo:font-weight="normal" officeooo:paragraph-rsid="00016213" style:letter-kerning="false" style:font-size-asian="20pt" style:font-size-complex="20pt"/>
    </style:style>
    <style:style style:name="P1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30303" loext:opacity="100%" style:font-name="Courier New" fo:font-size="20pt" fo:letter-spacing="normal" fo:font-style="normal" fo:font-weight="bold" officeooo:paragraph-rsid="0002a7d3" style:font-size-asian="20pt" style:font-size-complex="20pt"/>
    </style:style>
    <style:style style:name="P1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30303" loext:opacity="100%" style:font-name="Courier New" fo:font-size="20pt" fo:letter-spacing="normal" fo:font-style="normal" fo:font-weight="normal" officeooo:paragraph-rsid="00016213" style:font-size-asian="20pt" style:font-size-complex="20pt"/>
    </style:style>
    <style:style style:name="T1" style:family="text">
      <style:text-properties officeooo:rsid="0011c994"/>
    </style:style>
    <style:style style:name="T2" style:family="text">
      <style:text-properties fo:color="#040404" loext:opacity="100%" style:text-outline="false" style:letter-kerning="false"/>
    </style:style>
    <style:style style:name="T3" style:family="text">
      <style:text-properties fo:color="#040404" loext:opacity="100%" style:text-outline="false" style:letter-kerning="false" style:font-weight-asian="bold" style:font-weight-complex="bold"/>
    </style:style>
    <style:style style:name="T4" style:family="text">
      <style:text-properties fo:color="#040404" loext:opacity="100%" style:text-outline="false" officeooo:rsid="0002a7d3" style:letter-kerning="false"/>
    </style:style>
    <style:style style:name="T5" style:family="text">
      <style:text-properties fo:color="#040404" loext:opacity="100%" style:text-outline="false" officeooo:rsid="0003d268" style:letter-kerning="false"/>
    </style:style>
    <style:style style:name="T6" style:family="text">
      <style:text-properties fo:color="#040404" loext:opacity="100%" style:text-outline="false" fo:font-weight="normal" style:letter-kerning="false"/>
    </style:style>
    <style:style style:name="T7" style:family="text">
      <style:text-properties fo:color="#040404" loext:opacity="100%" style:text-outline="false" fo:font-weight="bold" style:letter-kerning="false" style:font-weight-asian="bold" style:font-weight-complex="bold"/>
    </style:style>
    <style:style style:name="T8" style:family="text">
      <style:text-properties fo:color="#040404" loext:opacity="100%" style:text-outline="false" fo:font-weight="bold" officeooo:rsid="0007c4af" style:letter-kerning="false" style:font-weight-asian="bold" style:font-weight-complex="bold"/>
    </style:style>
    <style:style style:name="T9" style:family="text">
      <style:text-properties fo:color="#040404" loext:opacity="100%" style:text-outline="false" fo:font-weight="bold" officeooo:rsid="0003d268" style:letter-kerning="false" style:font-weight-asian="bold" style:font-weight-complex="bold"/>
    </style:style>
    <style:style style:name="T10" style:family="text">
      <style:text-properties fo:color="#040404" loext:opacity="100%" style:text-outline="false" fo:font-weight="bold" officeooo:rsid="00044133" style:letter-kerning="false" style:font-weight-asian="bold" style:font-weight-complex="bold"/>
    </style:style>
    <style:style style:name="T11" style:family="text">
      <style:text-properties officeooo:rsid="00139618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/></text:p>
      <text:p text:style-name="P2"><text:span text:style-name="T3">Swaravali: 1 </text:span><text:span text:style-name="T6">Speed: </text:span><text:span text:style-name="T3">1</text:span></text:p>
      <text:p text:style-name="P8">S R G M | P D | N <text:span text:style-name="T12">Ṡ</text:span> || </text:p>
      <text:p text:style-name="P8"><text:span text:style-name="T12">Ṡ</text:span> N D P | M G | R S ||</text:p>
      <text:p text:style-name="P9"/>
      <text:p text:style-name="P3"><text:span text:style-name="T2">Swaravali: </text:span><text:span text:style-name="T4">1 </text:span><text:span text:style-name="T2">Speed: </text:span><text:span text:style-name="T7">2</text:span></text:p>
      <text:p text:style-name="P9">SR GM PD N<text:span text:style-name="T12">Ṡ</text:span> | <text:span text:style-name="T12">Ṡ</text:span>N DP | MG RS ||</text:p>
      <text:p text:style-name="P9"/>
      <text:p text:style-name="P3"><text:span text:style-name="T2">Swaravali: </text:span><text:span text:style-name="T4">1 </text:span><text:span text:style-name="T2">Speed: </text:span><text:span text:style-name="T7">3</text:span></text:p>
      <text:p text:style-name="P9">SRGM <text:s/>PDN<text:span text:style-name="T12">Ṡ</text:span><text:span text:style-name="T13"> </text:span><text:s/><text:span text:style-name="T12">Ṡ</text:span>NDP <text:s/>MGRS | SRGM <text:s/>PDN<text:span text:style-name="T12">Ṡ</text:span> | <text:span text:style-name="T12">Ṡ</text:span>NDP <text:s/>MGRS||</text:p>
      <text:p text:style-name="P9"/>
      <text:p text:style-name="P2"><text:span text:style-name="T3">Swaravali: 2 </text:span><text:span text:style-name="T6">Speed: </text:span><text:span text:style-name="T3">1</text:span></text:p>
      <text:p text:style-name="P8">S R S R | S R | G M || </text:p>
      <text:p text:style-name="P8">S R G M | P D | N <text:span text:style-name="T12">Ṡ</text:span> ||</text:p>
      <text:p text:style-name="P8"><text:span text:style-name="T12">Ṡ</text:span> N <text:span text:style-name="T12">Ṡ</text:span> N | <text:span text:style-name="T12">Ṡ</text:span> N | D P || </text:p>
      <text:p text:style-name="P8"><text:span text:style-name="T12">Ṡ</text:span> N D P | M G | R S ||</text:p>
      <text:p text:style-name="P9"/>
      <text:p text:style-name="P4"><text:span text:style-name="T2">Swaravali: 2 Speed: </text:span><text:span text:style-name="T7">2</text:span></text:p>
      <text:p text:style-name="P9">SR SR SR GM | SR GM | PD N<text:span text:style-name="T12">Ṡ</text:span> ||</text:p>
      <text:p text:style-name="P9"><text:span text:style-name="T12">Ṡ</text:span>N <text:span text:style-name="T12">Ṡ</text:span>N <text:span text:style-name="T12">Ṡ</text:span>N DP | <text:span text:style-name="T12">Ṡ</text:span>N DP | MG RS ||</text:p>
      <text:p text:style-name="P9"/>
      <text:p text:style-name="P4"><text:span text:style-name="T2">Swaravali: 2 Speed: </text:span><text:span text:style-name="T7">3</text:span></text:p>
      <text:p text:style-name="P9">SRSR <text:s/>SRGM <text:s/>SRGM <text:s/>PDN<text:span text:style-name="T12">Ṡ</text:span> | <text:span text:style-name="T12">Ṡ</text:span>N<text:span text:style-name="T12">Ṡ</text:span>N <text:s/><text:span text:style-name="T12">Ṡ</text:span>NDP | <text:span text:style-name="T12">Ṡ</text:span>NDP <text:s/>MGRS ||</text:p>
      <text:p text:style-name="P4"><text:soft-page-break/><text:span text:style-name="T7">Swaravali: 3</text:span><text:span text:style-name="T2"> Speed: </text:span><text:span text:style-name="T7">1</text:span></text:p>
      <text:p text:style-name="P8">S R G S | R G | S R || </text:p>
      <text:p text:style-name="P8">S R G M | P D | N <text:span text:style-name="T12">Ṡ</text:span> ||</text:p>
      <text:p text:style-name="P8"><text:span text:style-name="T12">Ṡ</text:span> N D <text:span text:style-name="T12">Ṡ</text:span> | N D | <text:span text:style-name="T12">Ṡ</text:span> N || </text:p>
      <text:p text:style-name="P8"><text:span text:style-name="T12">Ṡ</text:span> N D P | M G | R S ||</text:p>
      <text:p text:style-name="P9"/>
      <text:p text:style-name="P4"><text:span text:style-name="T2">Swaravali: 3 Speed: </text:span><text:span text:style-name="T7">2</text:span></text:p>
      <text:p text:style-name="P9">SR GS RG SR | SR GM | PD N<text:span text:style-name="T12">Ṡ</text:span> ||</text:p>
      <text:p text:style-name="P9"><text:span text:style-name="T12">Ṡ</text:span>N D<text:span text:style-name="T12">Ṡ</text:span> ND <text:span text:style-name="T12">Ṡ</text:span>N | <text:span text:style-name="T12">Ṡ</text:span>N DP | MG RS ||</text:p>
      <text:p text:style-name="P9"/>
      <text:p text:style-name="P4"><text:span text:style-name="T2">Swaravali: 3 Speed: </text:span><text:span text:style-name="T7">3</text:span></text:p>
      <text:p text:style-name="P9">SRGS <text:s/>RGSR <text:s/>SRGM <text:s/>PDN<text:span text:style-name="T12">Ṡ</text:span> | <text:span text:style-name="T12">Ṡ</text:span>ND<text:span text:style-name="T12">Ṡ</text:span> <text:s/>ND<text:span text:style-name="T12">Ṡ</text:span>N | <text:span text:style-name="T12">Ṡ</text:span>NDP <text:s/>MGRS ||</text:p>
      <text:p text:style-name="P9"/>
      <text:p text:style-name="P4"><text:span text:style-name="T7">Swaravali: 4</text:span><text:span text:style-name="T2"> Speed: 1</text:span></text:p>
      <text:p text:style-name="P8">S R G M | S R | G M || S R G M | P D | N <text:span text:style-name="T12">Ṡ</text:span> ||</text:p>
      <text:p text:style-name="P8"><text:span text:style-name="T12">Ṡ</text:span> N D P | <text:span text:style-name="T12">Ṡ</text:span> N | D P || <text:span text:style-name="T12">Ṡ</text:span> N D P | M G | R S ||</text:p>
      <text:p text:style-name="P9"/>
      <text:p text:style-name="P9">Swaravali: 4 Speed: 2</text:p>
      <text:p text:style-name="P9">SR GM SR GM | SR GM | PD N<text:span text:style-name="T12">Ṡ</text:span> ||</text:p>
      <text:p text:style-name="P9"><text:span text:style-name="T12">Ṡ</text:span>N DP <text:span text:style-name="T12">Ṡ</text:span>N DP | <text:span text:style-name="T12">Ṡ</text:span>N DP | MG RS ||</text:p>
      <text:p text:style-name="P9"/>
      <text:p text:style-name="P4"><text:span text:style-name="T2">Swaravali: 4 Speed: </text:span><text:span text:style-name="T7">3</text:span></text:p>
      <text:p text:style-name="P9">SRGM <text:s/>SRGM <text:s/>SRGM <text:s/>PDN<text:span text:style-name="T12">Ṡ</text:span> | <text:span text:style-name="T12">Ṡ</text:span>NDP <text:s/><text:span text:style-name="T12">Ṡ</text:span>NDP | <text:span text:style-name="T12">Ṡ</text:span>NDP <text:s/>MGRS ||</text:p>
      <text:p text:style-name="P9"><text:soft-page-break/></text:p>
      <text:p text:style-name="P4"><text:span text:style-name="T7">Swaravali: 5</text:span><text:span text:style-name="T2"> Speed: </text:span><text:span text:style-name="T7">1</text:span></text:p>
      <text:p text:style-name="P8">S R G M | P , | S R || S R G M | P D | N <text:span text:style-name="T12">Ṡ</text:span> ||</text:p>
      <text:p text:style-name="P8"><text:span text:style-name="T12">Ṡ</text:span> N D P | M , | <text:span text:style-name="T12">Ṡ</text:span> N || <text:span text:style-name="T12">Ṡ</text:span> N D P | M G | R S ||</text:p>
      <text:p text:style-name="P9"/>
      <text:p text:style-name="P5"><text:span text:style-name="T2">Swaravali: 5 Speed: </text:span><text:span text:style-name="T9">2</text:span></text:p>
      <text:p text:style-name="P9">SR GM P, SR | SR GM | PD N<text:span text:style-name="T12">Ṡ</text:span> ||</text:p>
      <text:p text:style-name="P9"><text:span text:style-name="T12">Ṡ</text:span>N DP M, <text:span text:style-name="T12">Ṡ</text:span>N | <text:span text:style-name="T12">Ṡ</text:span>N DP | MG RS ||</text:p>
      <text:p text:style-name="P11"/>
      <text:p text:style-name="P5"><text:span text:style-name="T2">Swaravali: 5 Speed: </text:span><text:span text:style-name="T9">3</text:span></text:p>
      <text:p text:style-name="P9">SRGM <text:s/>P,SR <text:s/>SRGM <text:s/>PDN<text:span text:style-name="T12">Ṡ</text:span> | <text:span text:style-name="T12">Ṡ</text:span>NDP <text:s/>M,<text:span text:style-name="T12">Ṡ</text:span>N | <text:span text:style-name="T12">Ṡ</text:span>NDP <text:s/>MGRS ||</text:p>
      <text:p text:style-name="P9"/>
      <text:p text:style-name="P9"/>
      <text:p text:style-name="P12"><text:span text:style-name="T7">Swaravali: 6</text:span><text:span text:style-name="T2"> Speed: </text:span><text:span text:style-name="T7">1</text:span></text:p>
      <text:p text:style-name="P9">S R G M | P D | S R || S R G M | P D | N <text:span text:style-name="T12">Ṡ</text:span> ||</text:p>
      <text:p text:style-name="P9"><text:span text:style-name="T12">Ṡ</text:span> N D P | M G | <text:span text:style-name="T12">Ṡ</text:span> N || <text:span text:style-name="T12">Ṡ</text:span> N D P | M G | R S ||</text:p>
      <text:p text:style-name="P9"/>
      <text:p text:style-name="P5"><text:span text:style-name="T2">Swaravali: 6 Speed: </text:span><text:span text:style-name="T9">2</text:span></text:p>
      <text:p text:style-name="P9">SR GM PD SR | SR GM | PD N<text:span text:style-name="T12">Ṡ</text:span><text:span text:style-name="T13"> </text:span>||</text:p>
      <text:p text:style-name="P9"><text:span text:style-name="T12">Ṡ</text:span>N DP MG <text:span text:style-name="T12">Ṡ</text:span>N | <text:span text:style-name="T12">Ṡ</text:span>N DP | MG RS ||</text:p>
      <text:p text:style-name="P9"/>
      <text:p text:style-name="P5"><text:span text:style-name="T2">Sw</text:span><text:span text:style-name="T5">a</text:span><text:span text:style-name="T2">ravali: 6 Speed: </text:span><text:span text:style-name="T9">3</text:span></text:p>
      <text:p text:style-name="P9">SRGM <text:s/>PDSR <text:s/>SRGM <text:s/>PDN<text:span text:style-name="T12">Ṡ</text:span> |<text:span text:style-name="T13"> </text:span><text:span text:style-name="T12">Ṡ</text:span>NDP <text:s/>MG<text:span text:style-name="T12">Ṡ</text:span>N | <text:span text:style-name="T12">Ṡ</text:span>NDP <text:s/>MGRS ||</text:p>
      <text:p text:style-name="P9"><text:soft-page-break/></text:p>
      <text:p text:style-name="P4"><text:span text:style-name="T7">Swaravali: 7</text:span><text:span text:style-name="T2"> Speed: </text:span><text:span text:style-name="T7">1</text:span></text:p>
      <text:p text:style-name="P10">S R G M | P D | N , || S R G M | P D | N <text:span text:style-name="T12">Ṡ</text:span> ||</text:p>
      <text:p text:style-name="P10"><text:span text:style-name="T12">Ṡ</text:span> N D P | M G | R , || <text:span text:style-name="T12">Ṡ</text:span> N D P | M G | R S ||</text:p>
      <text:p text:style-name="P9"/>
      <text:p text:style-name="P4"><text:span text:style-name="T2">Swaravali: 7 Speed: </text:span><text:span text:style-name="T7">2</text:span></text:p>
      <text:p text:style-name="P9">SR GM PD N, | SR GM | PD N<text:span text:style-name="T12">Ṡ</text:span> ||</text:p>
      <text:p text:style-name="P9"><text:span text:style-name="T12">Ṡ</text:span>N DP MG R, | <text:span text:style-name="T12">Ṡ</text:span>N DP | MG RS ||</text:p>
      <text:p text:style-name="P9"/>
      <text:p text:style-name="P4"><text:span text:style-name="T2">Swaravali: 7 Speed: </text:span><text:span text:style-name="T7">3</text:span></text:p>
      <text:p text:style-name="P9">SRGM <text:s/>PDN, <text:s/>SRGM <text:s/>PDN<text:span text:style-name="T12">Ṡ</text:span> | <text:span text:style-name="T12">Ṡ</text:span>NDP <text:s/>MGR, | <text:span text:style-name="T12">Ṡ</text:span>NDP <text:s/>MGRS ||</text:p>
      <text:p text:style-name="P9"/>
      <text:p text:style-name="P9"/>
      <text:p text:style-name="P4"><text:span text:style-name="T7">Swaravali: 8</text:span><text:span text:style-name="T2"> Speed: </text:span><text:span text:style-name="T7">1</text:span></text:p>
      <text:p text:style-name="P9">S R G M | P M | G R || S R G M | P D | N <text:span text:style-name="T12">Ṡ</text:span> ||</text:p>
      <text:p text:style-name="P9"><text:span text:style-name="T12">Ṡ</text:span> N D P | M P | D N || <text:span text:style-name="T12">Ṡ</text:span> N D P | M G | R S ||</text:p>
      <text:p text:style-name="P9"/>
      <text:p text:style-name="P4"><text:span text:style-name="T2">Swaravali: 8 Speed: </text:span><text:span text:style-name="T7">2</text:span></text:p>
      <text:p text:style-name="P9">SR GM PM GR | SR GM | PD N<text:span text:style-name="T12">Ṡ</text:span>||</text:p>
      <text:p text:style-name="P9"><text:span text:style-name="T12">Ṡ</text:span>N DP MP DN | <text:span text:style-name="T12">Ṡ</text:span>N DP | MG RS ||</text:p>
      <text:p text:style-name="P9"/>
      <text:p text:style-name="P4"><text:span text:style-name="T2">Swaravali: 8 Speed: </text:span><text:span text:style-name="T7">3</text:span></text:p>
      <text:p text:style-name="P9">SRGM <text:s/>PMGR <text:s/>SRGM <text:s/><text:span text:style-name="T13">PDN</text:span><text:span text:style-name="T12">Ṡ</text:span> |<text:span text:style-name="T13"> </text:span><text:span text:style-name="T12">Ṡ</text:span>NDP <text:s/>MPDN | <text:span text:style-name="T12">Ṡ</text:span>NDP <text:s/>MGRS ||</text:p>
      <text:p text:style-name="P9"><text:soft-page-break/></text:p>
      <text:p text:style-name="P4"><text:span text:style-name="T7">Swaravali: 9</text:span><text:span text:style-name="T2"> Speed: </text:span><text:span text:style-name="T7">1</text:span></text:p>
      <text:p text:style-name="P9">S R G M | P M | D P || S R G M | P D | N <text:span text:style-name="T12">Ṡ</text:span> ||</text:p>
      <text:p text:style-name="P9"><text:span text:style-name="T12">Ṡ</text:span> N D P | M P | G M || <text:span text:style-name="T12">Ṡ</text:span> N D P | M G | R S ||</text:p>
      <text:p text:style-name="P9"/>
      <text:p text:style-name="P7"><text:span text:style-name="T2">Swaravali: 9 Speed: </text:span><text:span text:style-name="T8">2</text:span></text:p>
      <text:p text:style-name="P9">SR GM PM DP | SR GM | PD N<text:span text:style-name="T12">Ṡ</text:span> ||</text:p>
      <text:p text:style-name="P9"><text:span text:style-name="T12">Ṡ</text:span>N DP MP GM | <text:span text:style-name="T12">Ṡ</text:span>N DP | MG RS ||</text:p>
      <text:p text:style-name="P9"/>
      <text:p text:style-name="P4"><text:span text:style-name="T2">Swaravali: 9 Speed: </text:span><text:span text:style-name="T7">3</text:span></text:p>
      <text:p text:style-name="P9">SRGM <text:s/>PMDP <text:s/>SRGM <text:s/>PDN<text:span text:style-name="T12">Ṡ</text:span> | <text:span text:style-name="T12">Ṡ</text:span>NDP <text:s/>MPGM | <text:span text:style-name="T12">Ṡ</text:span>NDP <text:s/>MGRS ||</text:p>
      <text:p text:style-name="P9"/>
      <text:p text:style-name="P9"/>
      <text:p text:style-name="P4"><text:span text:style-name="T7">Swaravali: 10</text:span><text:span text:style-name="T2"> Speed: </text:span><text:span text:style-name="T7">1</text:span></text:p>
      <text:p text:style-name="P9">S R G M | P , | G M || P , , , | P , | , , ||</text:p>
      <text:p text:style-name="P9">G M P <text:span text:style-name="T11">D</text:span> | N D | P M || G M P <text:span text:style-name="T11">D</text:span> | M G | R S ||</text:p>
      <text:p text:style-name="P9"/>
      <text:p text:style-name="P4"><text:span text:style-name="T2">Swaravali: 10 Speed: </text:span><text:span text:style-name="T7">2</text:span></text:p>
      <text:p text:style-name="P9">SR GM P, GM | P, ,, | P, ,, ||</text:p>
      <text:p text:style-name="P9">GM P<text:span text:style-name="T11">D</text:span> ND PM | GM P<text:span text:style-name="T11">D</text:span> | MG RS ||</text:p>
      <text:p text:style-name="P9"/>
      <text:p text:style-name="P4"><text:span text:style-name="T2">Swaravali: 10 Speed: </text:span><text:span text:style-name="T7">3</text:span></text:p>
      <text:p text:style-name="P9">SRGM <text:s/>P,GM <text:s/>P,,, <text:s/>P,,, | GMP<text:span text:style-name="T11">D</text:span> <text:s/>NDPM | GMP<text:span text:style-name="T11">D</text:span> <text:s/>MGRS ||</text:p>
      <text:p text:style-name="P9"><text:soft-page-break/></text:p>
      <text:p text:style-name="P4"><text:span text:style-name="T7">Swaravali: 11</text:span><text:span text:style-name="T2"> Speed: </text:span><text:span text:style-name="T7">1</text:span></text:p>
      <text:p text:style-name="P9"><text:span text:style-name="T12">Ṡ</text:span> , N D | N , | D P || D , P M | P , | P , ||</text:p>
      <text:p text:style-name="P9">G M P D | N D | P M || G M P G | M G | R S ||</text:p>
      <text:p text:style-name="P9"/>
      <text:p text:style-name="P6"><text:span text:style-name="T2">Swaravali: 11 Speed: </text:span><text:span text:style-name="T10">2</text:span></text:p>
      <text:p text:style-name="P9"><text:span text:style-name="T12">Ṡ</text:span>, ND N, DP | D, PM | P, P, ||</text:p>
      <text:p text:style-name="P9">GM PD ND PM | GM PG | MG RS ||</text:p>
      <text:p text:style-name="P9"/>
      <text:p text:style-name="P6"><text:span text:style-name="T2">Swaravali: 11 Speed: </text:span><text:span text:style-name="T10">3</text:span></text:p>
      <text:p text:style-name="P9"><text:span text:style-name="T12">Ṡ</text:span>,ND <text:s/>N,DP <text:s/>D,PM <text:s/>P,P, | GMPD <text:s/>NDPM | GMPG <text:s/>MGRS ||</text:p>
      <text:p text:style-name="P9"/>
      <text:p text:style-name="P9"/>
      <text:p text:style-name="P4"><text:span text:style-name="T7">Swaravali: 12</text:span><text:span text:style-name="T2"> Speed: </text:span><text:span text:style-name="T7">1</text:span></text:p>
      <text:p text:style-name="P9"><text:span text:style-name="T12">Ṡ</text:span> <text:span text:style-name="T12">Ṡ</text:span> N D | N N | D P || D D P M | P , | P , ||</text:p>
      <text:p text:style-name="P9">G M P D | N D | P M || G M P G | M G | R S ||</text:p>
      <text:p text:style-name="P9"/>
      <text:p text:style-name="P4"><text:span text:style-name="T2">Swaravali: 12 Speed: </text:span><text:span text:style-name="T7">2</text:span></text:p>
      <text:p text:style-name="P9"><text:span text:style-name="T12">ṠṠ</text:span> ND NN DP | DD PM | P, P, ||</text:p>
      <text:p text:style-name="P9">GM PD ND PM | GM PG | MG RS ||</text:p>
      <text:p text:style-name="P9"/>
      <text:p text:style-name="P4"><text:span text:style-name="T2">Swaravali: 12 Speed: </text:span><text:span text:style-name="T7">3</text:span></text:p>
      <text:p text:style-name="P9"><text:span text:style-name="T12">ṠṠ</text:span>ND <text:s/>NNDP <text:s/>DDPM <text:s/>P,P, | GMPD <text:s/>NDPM | GMPG <text:s/>MGRS ||</text:p>
      <text:p text:style-name="P9"><text:soft-page-break/></text:p>
      <text:p text:style-name="P4"><text:span text:style-name="T7">Swaravali: 13</text:span><text:span text:style-name="T2"> Speed: </text:span><text:span text:style-name="T7">1</text:span></text:p>
      <text:p text:style-name="P9">S R G R | G , | G M || P M P , | D P | D , ||</text:p>
      <text:p text:style-name="P9">M P D P | D N | D P || M P D P | MG | R S ||</text:p>
      <text:p text:style-name="P9"/>
      <text:p text:style-name="P4"><text:span text:style-name="T2">Swaravali: 13 Speed: </text:span><text:span text:style-name="T7">2</text:span></text:p>
      <text:p text:style-name="P9">SR GR G, GM | PM P, | DP D, ||</text:p>
      <text:p text:style-name="P9">MP DP DN DP | MP DP | MG RS ||</text:p>
      <text:p text:style-name="P9"/>
      <text:p text:style-name="P4"><text:span text:style-name="T2">Swaravali: 13 Speed: </text:span><text:span text:style-name="T7">3</text:span></text:p>
      <text:p text:style-name="P4"><text:span text:style-name="T2">SRGR <text:s/>G,GM <text:s/>PMP, <text:s/>DPD, |</text:span><text:span text:style-name="T5">| </text:span><text:span text:style-name="T2">MPDP <text:s/>DNDP | MPDP <text:s/>MGRS||</text:span></text:p>
      <text:p text:style-name="P9"/>
      <text:p text:style-name="P4"><text:span text:style-name="T7">Swaravali: 14</text:span><text:span text:style-name="T2"> Speed: </text:span><text:span text:style-name="T7">1</text:span></text:p>
      <text:p text:style-name="P9">S R G M | P, <text:s/>| P , || D D P , | M M | P , ||</text:p>
      <text:p text:style-name="P9">D N <text:span text:style-name="T12">Ṡ</text:span><text:span text:style-name="T13"> </text:span><text:span text:style-name="T12">,</text:span> | <text:span text:style-name="T12">Ṡ</text:span> N | D P || <text:span text:style-name="T12">Ṡ</text:span> N D P | M G | R S ||</text:p>
      <text:p text:style-name="P9"/>
      <text:p text:style-name="P4"><text:span text:style-name="T2">Swaravali: 14 Speed: </text:span><text:span text:style-name="T7">2</text:span></text:p>
      <text:p text:style-name="P9">SR GM P, P, | DD P, | MM P, ||</text:p>
      <text:p text:style-name="P9">DN <text:span text:style-name="T12">Ṡ,</text:span> <text:span text:style-name="T12">Ṡ</text:span>N DP | <text:span text:style-name="T12">Ṡ</text:span>N DP | MG RS ||</text:p>
      <text:p text:style-name="P9"/>
      <text:p text:style-name="P4"><text:span text:style-name="T2">Swaravali: 14 Speed: </text:span><text:span text:style-name="T7">3</text:span></text:p>
      <text:p text:style-name="P9">SRGM <text:s/>P,P, <text:s/>DDP, <text:s/>MMP, | DNS, <text:s/><text:span text:style-name="T12">Ṡ</text:span>NDP | <text:span text:style-name="T12">Ṡ</text:span>NDP <text:s/>MGRS ||</text:p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1" svg:font-family="'Arial Unicode MS'" style:font-family-generic="swiss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9402in" style:type="center"/>
          <style:tab-stop style:position="9.8807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9402in" style:type="center"/>
          <style:tab-stop style:position="9.8807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bf9a7" officeooo:paragraph-rsid="000bf9a7"/>
    </style:style>
    <style:style style:name="MT1" style:family="text">
      <style:text-properties officeooo:rsid="0011c994"/>
    </style:style>
    <style:page-layout style:name="Mpm1">
      <style:page-layout-properties fo:page-width="11in" fo:page-height="8.5in" style:num-format="1" style:print-orientation="landscape" fo:margin-top="0.3in" fo:margin-bottom="0.3in" fo:margin-left="0.5598in" fo:margin-right="0.55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Swaravali </text:span>Page <text:page-number text:select-page="current">7</text:page-number><text:s/>/ <text:page-count>7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2T13:09:11.956667807</meta:creation-date>
    <dc:date>2021-03-31T11:46:44.957000000</dc:date>
    <meta:editing-duration>PT19H2M</meta:editing-duration>
    <meta:editing-cycles>9</meta:editing-cycles>
    <meta:generator>LibreOffice/7.1.0.3$Windows_X86_64 LibreOffice_project/f6099ecf3d29644b5008cc8f48f42f4a40986e4c</meta:generator>
    <dc:creator>Ajit N</dc:creator>
    <meta:document-statistic meta:table-count="0" meta:image-count="0" meta:object-count="0" meta:page-count="7" meta:paragraph-count="116" meta:word-count="1213" meta:character-count="3653" meta:non-whitespace-character-count="2480"/>
  </office:meta>
</office:document-meta>
</file>